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8cm" fo:min-width="1.198cm"/>
    </style:style>
    <style:style style:name="gr2" style:family="graphic" style:parent-style-name="standard">
      <style:graphic-properties draw:textarea-horizontal-align="justify" draw:textarea-vertical-align="middle" draw:auto-grow-height="false" fo:min-height="0.65cm" fo:min-width="2.4cm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2.4cm" svg:height="1cm" svg:x="1.4cm" svg:y="1.649cm">
          <text:p text:style-name="P1">Ai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2.4cm" svg:height="1cm" svg:x="5.45cm" svg:y="1.649cm">
          <text:p text:style-name="P1">Wa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4cm" svg:height="1cm" svg:x="13.627cm" svg:y="1.649cm">
          <text:p text:style-name="P1">Fi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4cm" svg:height="1cm" svg:x="9.552cm" svg:y="1.649cm">
          <text:p text:style-name="P1">Earth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2" draw:id="id12" draw:layer="layout" svg:width="2.4cm" svg:height="1cm" svg:x="17.7cm" svg:y="1.649cm">
          <text:p text:style-name="P1">Aeth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2.9cm" svg:height="0.9cm" svg:x="5.2cm" svg:y="4cm">
          <text:p text:style-name="P1">Zemlij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6.65cm" svg:y1="2.649cm" svg:x2="6.65cm" svg:y2="4cm" draw:start-shape="id1" draw:start-glue-point="8" draw:end-shape="id2" draw:end-glue-point="0" svg:d="M6650 2649v1351" svg:viewBox="0 0 1 1352">
          <text:p/>
        </draw:connector>
        <draw:connector draw:style-name="gr3" draw:text-style-name="P1" draw:layer="layout" svg:x1="9.552cm" svg:y1="2.149cm" svg:x2="8.1cm" svg:y2="4.45cm" draw:start-shape="id3" draw:start-glue-point="6" draw:end-shape="id2" draw:end-glue-point="1" svg:d="M9552 2149h-726v2301h-726" svg:viewBox="0 0 1453 2302">
          <text:p/>
        </draw:connector>
        <draw:connector draw:style-name="gr3" draw:text-style-name="P1" draw:layer="layout" svg:x1="3.8cm" svg:y1="2.149cm" svg:x2="5.2cm" svg:y2="4.45cm" draw:start-shape="id4" draw:start-glue-point="10" draw:end-shape="id2" draw:end-glue-point="3" svg:d="M3800 2149h701v2301h699" svg:viewBox="0 0 1401 2302">
          <text:p/>
        </draw:connector>
        <draw:custom-shape draw:style-name="gr2" draw:text-style-name="P1" xml:id="id6" draw:id="id6" draw:layer="layout" svg:width="2.9cm" svg:height="0.9cm" svg:x="13.5cm" svg:y="5.1cm">
          <text:p text:style-name="P1">Zu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4.827cm" svg:y1="2.649cm" svg:x2="14.95cm" svg:y2="5.1cm" draw:start-shape="id5" draw:start-glue-point="8" draw:end-shape="id6" draw:end-glue-point="0" svg:d="M14827 2649v1226h123v1225" svg:viewBox="0 0 124 2452">
          <text:p/>
        </draw:connector>
        <draw:custom-shape draw:style-name="gr2" draw:text-style-name="P1" xml:id="id7" draw:id="id7" draw:layer="layout" svg:width="2.9cm" svg:height="0.9cm" svg:x="8.1cm" svg:y="7cm">
          <text:p text:style-name="P1">Lif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3.449cm" svg:y1="2.503cm" svg:x2="8.1cm" svg:y2="7.45cm" draw:start-shape="id4" draw:start-glue-point="9" draw:end-shape="id7" draw:end-glue-point="3" svg:d="M3449 2503v4947h4651" svg:viewBox="0 0 4652 4948">
          <text:p/>
        </draw:connector>
        <draw:connector draw:style-name="gr3" draw:text-style-name="P1" draw:layer="layout" svg:x1="13.627cm" svg:y1="2.149cm" svg:x2="11cm" svg:y2="7.45cm" draw:start-shape="id5" draw:start-glue-point="6" draw:end-shape="id7" svg:d="M13627 2149h-1313v5301h-1314" svg:viewBox="0 0 2628 5302">
          <text:p/>
        </draw:connector>
        <draw:custom-shape draw:style-name="gr2" draw:text-style-name="P1" xml:id="id8" draw:id="id8" draw:layer="layout" svg:width="2.9cm" svg:height="0.9cm" svg:x="11.4cm" svg:y="9.1cm">
          <text:p text:style-name="P1">Plant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9.55cm" svg:y1="7.9cm" svg:x2="12.85cm" svg:y2="9.1cm" draw:start-shape="id7" draw:start-glue-point="2" draw:end-shape="id8" draw:end-glue-point="0" svg:d="M9550 7900v600h3300v600" svg:viewBox="0 0 3301 1201">
          <text:p/>
        </draw:connector>
        <draw:connector draw:style-name="gr3" draw:text-style-name="P1" draw:layer="layout" svg:x1="14.95cm" svg:y1="6cm" svg:x2="12.85cm" svg:y2="9.1cm" draw:start-shape="id6" draw:start-glue-point="2" draw:end-shape="id8" draw:end-glue-point="0" svg:d="M14950 6000v1550h-2100v1550" svg:viewBox="0 0 2101 3101">
          <text:p/>
        </draw:connector>
        <draw:connector draw:style-name="gr3" draw:text-style-name="P1" draw:layer="layout" draw:line-skew="-1cm" svg:x1="6.65cm" svg:y1="4.9cm" svg:x2="12.85cm" svg:y2="9.1cm" draw:start-shape="id2" draw:start-glue-point="2" draw:end-shape="id8" svg:d="M6650 4900v1100h6200v3100" svg:viewBox="0 0 6201 4201">
          <text:p/>
        </draw:connector>
        <draw:custom-shape draw:style-name="gr2" draw:text-style-name="P1" xml:id="id9" draw:id="id9" draw:layer="layout" svg:width="2.9cm" svg:height="0.9cm" svg:x="7.5cm" svg:y="10.5cm">
          <text:p text:style-name="P1">Animal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xml:id="id10" draw:id="id10" draw:layer="layout" svg:x1="9.55cm" svg:y1="7.9cm" svg:x2="8.95cm" svg:y2="10.5cm" draw:start-shape="id7" draw:start-glue-point="2" draw:end-shape="id9" draw:end-glue-point="0" svg:d="M9550 7900v1300h-600v1300" svg:viewBox="0 0 601 2601">
          <text:p/>
        </draw:connector>
        <draw:connector draw:style-name="gr3" draw:text-style-name="P1" draw:layer="layout" svg:x1="11.4cm" svg:y1="9.55cm" svg:x2="9.25cm" svg:y2="9.2cm" draw:start-shape="id8" draw:start-glue-point="3" draw:end-shape="id10" draw:end-glue-point="0" svg:d="M11400 9550h-925v-350h-1225" svg:viewBox="0 0 2151 351">
          <text:p/>
        </draw:connector>
        <draw:custom-shape draw:style-name="gr2" draw:text-style-name="P1" xml:id="id11" draw:id="id11" draw:layer="layout" svg:width="2.9cm" svg:height="0.9cm" svg:x="15.2cm" svg:y="10.6cm">
          <text:p text:style-name="P1">Elv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4.3cm" svg:y1="9.55cm" svg:x2="16.65cm" svg:y2="10.6cm" draw:start-shape="id8" draw:start-glue-point="1" draw:end-shape="id11" draw:end-glue-point="0" svg:d="M14300 9550h2350v1050" svg:viewBox="0 0 2351 1051">
          <text:p/>
        </draw:connector>
        <draw:custom-shape draw:style-name="gr2" draw:text-style-name="P1" xml:id="id13" draw:id="id13" draw:layer="layout" svg:width="2.9cm" svg:height="0.9cm" svg:x="17.3cm" svg:y="7.5cm">
          <text:p text:style-name="P1">Sentienc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8.9cm" svg:y1="2.649cm" svg:x2="18.75cm" svg:y2="7.5cm" draw:start-shape="id12" draw:start-glue-point="8" draw:end-shape="id13" draw:end-glue-point="0" svg:d="M18900 2649v2426h-150v2425" svg:viewBox="0 0 151 4852">
          <text:p/>
        </draw:connector>
        <draw:connector draw:style-name="gr3" draw:text-style-name="P1" draw:layer="layout" svg:x1="17.3cm" svg:y1="7.95cm" svg:x2="16.65cm" svg:y2="10.6cm" draw:start-shape="id13" draw:start-glue-point="3" draw:end-shape="id11" draw:end-glue-point="0" svg:d="M17300 7950h-650v2650" svg:viewBox="0 0 651 2651">
          <text:p/>
        </draw:connector>
        <draw:custom-shape draw:style-name="gr2" draw:text-style-name="P1" xml:id="id14" draw:id="id14" draw:layer="layout" svg:width="2.9cm" svg:height="0.9cm" svg:x="11.5cm" svg:y="12cm">
          <text:p text:style-name="P1">Faun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0.4cm" svg:y1="10.95cm" svg:x2="11.5cm" svg:y2="12.45cm" draw:start-shape="id9" draw:start-glue-point="1" draw:end-shape="id14" svg:d="M10400 10950h550v1500h550" svg:viewBox="0 0 1101 1501">
          <text:p/>
        </draw:connector>
        <draw:connector draw:style-name="gr3" draw:text-style-name="P1" draw:layer="layout" svg:x1="18.75cm" svg:y1="8.4cm" svg:x2="14.4cm" svg:y2="12.45cm" draw:start-shape="id13" draw:start-glue-point="2" draw:end-shape="id14" draw:end-glue-point="1" svg:d="M18750 8400v4050h-4350" svg:viewBox="0 0 4351 4051">
          <text:p/>
        </draw:connector>
        <draw:custom-shape draw:style-name="gr2" draw:text-style-name="P1" draw:layer="layout" svg:width="2.9cm" svg:height="0.9cm" svg:x="11.4cm" svg:y="9.1cm">
          <text:p text:style-name="P1">Plan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5" draw:id="id15" draw:layer="layout" svg:width="2.9cm" svg:height="0.9cm" svg:x="3.8cm" svg:y="11.9cm">
          <text:p text:style-name="P1">Troll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line-skew="-0.875cm" svg:x1="9.903cm" svg:y1="2.503cm" svg:x2="5.25cm" svg:y2="11.9cm" draw:start-shape="id3" draw:start-glue-point="7" draw:end-shape="id15" draw:end-glue-point="0" svg:d="M9903 2503v3897h-4653v5500" svg:viewBox="0 0 4654 9398">
          <text:p/>
        </draw:connector>
        <draw:connector draw:style-name="gr3" draw:text-style-name="P1" draw:layer="layout" draw:line-skew="-0.2cm" svg:x1="8.1cm" svg:y1="7.45cm" svg:x2="6.7cm" svg:y2="12.35cm" draw:start-shape="id7" draw:start-glue-point="3" draw:end-shape="id15" svg:d="M8100 7450h-900v4900h-500" svg:viewBox="0 0 1401 4901">
          <text:p/>
        </draw:connector>
        <draw:connector draw:style-name="gr3" draw:text-style-name="P1" draw:layer="layout" svg:x1="18.75cm" svg:y1="8.4cm" svg:x2="5.25cm" svg:y2="11.9cm" draw:start-shape="id13" draw:start-glue-point="2" draw:end-shape="id15" draw:end-glue-point="0" svg:d="M18750 8400v1750h-13500v1750" svg:viewBox="0 0 13501 3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5T17:32:40.286018978</meta:creation-date>
    <dc:date>2018-01-25T19:56:28.387130231</dc:date>
    <meta:editing-duration>PT1H22M43S</meta:editing-duration>
    <meta:editing-cycles>2</meta:editing-cycles>
    <meta:generator>LibreOffice/5.4.2.2$Linux_X86_64 LibreOffice_project/40m0$Build-2</meta:generator>
    <meta:document-statistic meta:object-count="34"/>
  </office:meta>
</office:document-meta>
</file>